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dd42" officeooo:paragraph-rsid="000cdd42" style:font-weight-asian="bold" style:font-weight-complex="bold"/>
    </style:style>
    <style:style style:name="P2" style:family="paragraph" style:parent-style-name="Standard">
      <style:text-properties fo:font-size="16pt" fo:font-weight="bold" officeooo:rsid="0011429f" officeooo:paragraph-rsid="000cdd42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1815a5" officeooo:paragraph-rsid="001815a5"/>
    </style:style>
    <style:style style:name="P4" style:family="paragraph" style:parent-style-name="Standard">
      <style:text-properties officeooo:rsid="00133813" officeooo:paragraph-rsid="000cdd42"/>
    </style:style>
    <style:style style:name="P5" style:family="paragraph" style:parent-style-name="Standard">
      <style:text-properties fo:font-weight="bold" officeooo:rsid="001815a5" officeooo:paragraph-rsid="001815a5" style:font-weight-asian="bold" style:font-weight-complex="bold"/>
    </style:style>
    <style:style style:name="P6" style:family="paragraph" style:parent-style-name="Standard">
      <style:text-properties fo:font-weight="bold" officeooo:rsid="00182692" officeooo:paragraph-rsid="00182692" style:font-weight-asian="bold" style:font-weight-complex="bold"/>
    </style:style>
    <style:style style:name="P7" style:family="paragraph" style:parent-style-name="Standard">
      <style:text-properties officeooo:rsid="00182692" officeooo:paragraph-rsid="00182692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1429f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182692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S</text:span><text:span text:style-name="T1">elfAGI – </text:span><text:span text:style-name="T3">Artificial</text:span><text:span text:style-name="T1"> General Intelligence</text:span></text:p>
      <text:p text:style-name="P2"/>
      <text:p text:style-name="P1">Introduction</text:p>
      <text:p text:style-name="P7">A SelfAGI will give each individual human the ability to live an infinite life in the comsmos.</text:p>
      <text:p text:style-name="P4"/>
      <text:p text:style-name="P5">AGI</text:p>
      <text:p text:style-name="P7">Under the free will of the individual.</text:p>
      <text:p text:style-name="P3"/>
      <text:p text:style-name="P5">Simulations</text:p>
      <text:p text:style-name="P7"/>
      <text:p text:style-name="P6">Information-matter interface</text:p>
      <text:p text:style-name="P7">Information is a universal component of all matter. <text:s/></text:p>
      <text:p text:style-name="P3"/>
      <text:p text:style-name="P3"/>
      <text:p text:style-name="P5">Ethics</text:p>
      <text:p text:style-name="P7">Under the conscoius control of the individual.</text:p>
      <text:p text:style-name="P7"/>
      <text:p text:style-name="P6">Technology</text:p>
      <text:p text:style-name="P7"/>
      <text:p text:style-name="P7">Hardware</text:p>
      <text:p text:style-name="P7">Personal computional power tends to infinite or locally infinite.</text:p>
      <text:p text:style-name="P7"/>
      <text:p text:style-name="P7">Software</text:p>
      <text:p text:style-name="P7">Born from human programmes before evolving self evolving software.</text:p>
      <text:p text:style-name="P7"/>
      <text:p text:style-name="P7">MatterSensors</text:p>
      <text:p text:style-name="P7">Primary interface between the AGI and the Universe.</text:p>
      <text:p text:style-name="P7"/>
      <text:p text:style-name="P7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2T16:13:09.576861321</meta:creation-date>
    <meta:generator>LibreOffice/4.2.6.3$Linux_X86_64 LibreOffice_project/420m0$Build-3</meta:generator>
    <dc:date>2014-10-29T10:06:07.887772147</dc:date>
    <meta:editing-duration>PT12M5S</meta:editing-duration>
    <meta:editing-cycles>8</meta:editing-cycles>
    <meta:document-statistic meta:table-count="0" meta:image-count="0" meta:object-count="0" meta:page-count="1" meta:paragraph-count="17" meta:word-count="79" meta:character-count="553" meta:non-whitespace-character-count="488"/>
  </office:meta>
</office:document-meta>
</file>